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3465a4" draw:fill="solid" draw:fill-color="#ff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ff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66cm" svg:y1="4.402cm" svg:x2="12.684cm" svg:y2="2.751cm">
          <text:p/>
        </draw:line>
        <draw:line draw:style-name="gr1" draw:text-style-name="P1" draw:layer="layout" svg:x1="14.716cm" svg:y1="2.524cm" svg:x2="19.669cm" svg:y2="4.429cm">
          <text:p/>
        </draw:line>
        <draw:line draw:style-name="gr1" draw:text-style-name="P1" draw:layer="layout" svg:x1="2.905cm" svg:y1="14.616cm" svg:x2="2.905cm" svg:y2="17.791cm">
          <text:p/>
        </draw:line>
        <draw:custom-shape draw:style-name="gr2" draw:text-style-name="P2" draw:layer="layout" svg:width="3.175cm" svg:height="2.024cm" svg:x="12.176cm" svg:y="1.135cm">
          <text:p text:style-name="P1"><text:span text:style-name="T1">Root</text:span></text:p>
          <text:p text:style-name="P1"><text:span text:style-name="T1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175cm" svg:height="2.794cm" svg:x="19.142cm" svg:y="4.088cm">
          <text:p text:style-name="P1"><text:span text:style-name="T2">Player Specific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175cm" svg:height="2.794cm" svg:x="12.184cm" svg:y="4.115cm">
          <text:p text:style-name="P1"><text:span text:style-name="T2">Player System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175cm" svg:height="2.794cm" svg:x="5.926cm" svg:y="4.188cm">
          <text:p text:style-name="P1"><text:span text:style-name="T2">Game System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175cm" svg:height="2.794cm" svg:x="1.254cm" svg:y="17.737cm">
          <text:p text:style-name="P1"><text:span text:style-name="T2">Gam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75cm" svg:height="2.794cm" svg:x="15.108cm" svg:y="6.701cm">
          <text:p text:style-name="P1"><text:span text:style-name="T2">Pass</text:span></text:p>
          <text:p text:style-name="P1"><text:span text:style-name="T2">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75cm" svg:height="2.794cm" svg:x="13.765cm" svg:y="9.944cm">
          <text:p text:style-name="P1"><text:span text:style-name="T2">Pass</text:span></text:p>
          <text:p text:style-name="P1"><text:span text:style-name="T2">Cache </text:span></text:p>
          <text:p text:style-name="P1"><text:span text:style-name="T2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175cm" svg:height="2.794cm" svg:x="10.865cm" svg:y="12.736cm">
          <text:p text:style-name="P1"><text:span text:style-name="T2">Reduction</text:span></text:p>
          <text:p text:style-name="P1"><text:span text:style-name="T2">Engine</text:span></text:p>
          <text:p text:style-name="P1"><text:span text:style-name="T2">P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175cm" svg:height="2.794cm" svg:x="6.969cm" svg:y="12.119cm">
          <text:p text:style-name="P1"><text:span text:style-name="T2">Game Event</text:span></text:p>
          <text:p text:style-name="P1"><text:span text:style-name="T2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175cm" svg:height="2.794cm" svg:x="4.302cm" svg:y="9.525cm">
          <text:p text:style-name="P1"><text:span text:style-name="T2">Game Pid</text:span></text:p>
          <text:p text:style-name="P1"><text:span text:style-name="T2">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175cm" svg:height="2.794cm" svg:x="1.227cm" svg:y="11.838cm">
          <text:p text:style-name="P1"><text:span text:style-name="T2">Game Server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75cm" svg:height="2.794cm" svg:x="9.255cm" svg:y="7.223cm">
          <text:p text:style-name="P1"><text:span text:style-name="T2">Dictionary</text:span></text:p>
          <text:p text:style-name="P1"><text:span text:style-name="T2">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175cm" svg:height="2.794cm" svg:x="17.745cm" svg:y="11.668cm">
          <text:p text:style-name="P1"><text:span text:style-name="T2">Player Logger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8cm" svg:y1="6.277cm" svg:x2="2.524cm" svg:y2="11.865cm">
          <text:p/>
        </draw:line>
        <draw:line draw:style-name="gr1" draw:text-style-name="P1" draw:layer="layout" svg:x1="7.604cm" svg:y1="7.012cm" svg:x2="6.334cm" svg:y2="9.552cm">
          <text:p/>
        </draw:line>
        <draw:line draw:style-name="gr1" draw:text-style-name="P1" draw:layer="layout" svg:x1="8.366cm" svg:y1="6.712cm" svg:x2="8.747cm" svg:y2="12.046cm">
          <text:p/>
        </draw:line>
        <draw:custom-shape draw:style-name="gr11" draw:text-style-name="P3" draw:layer="layout" svg:width="3.175cm" svg:height="2.794cm" svg:x="12.557cm" svg:y="17.256cm">
          <text:p text:style-name="P1"><text:span text:style-name="T2">Reduction</text:span></text:p>
          <text:p text:style-name="P1"><text:span text:style-name="T2">Engine</text:span></text:p>
          <text:p text:style-name="P1"><text:span text:style-name="T2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3.175cm" svg:height="2.794cm" svg:x="20.993cm" svg:y="14.916cm">
          <text:p text:style-name="P1"><text:span text:style-name="T2">Player Alert</text:span></text:p>
          <text:p text:style-name="P1"><text:span text:style-name="T2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175cm" svg:height="2.794cm" svg:x="20.304cm" svg:y="8.62cm">
          <text:p text:style-name="P1"><text:span text:style-name="T2">Player Alert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3.175cm" svg:height="2.794cm" svg:x="23.479cm" svg:y="6.461cm">
          <text:p text:style-name="P1"><text:span text:style-name="T2">Player Worker</text:span></text:p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3.175cm" svg:height="2.794cm" svg:x="16.918cm" svg:y="14.975cm">
          <text:p text:style-name="P1"><text:span text:style-name="T2">Player Logger</text:span></text:p>
          <text:p text:style-name="P1"><text:span text:style-name="T2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175cm" svg:height="2.794cm" svg:x="23.765cm" svg:y="17.749cm">
          <text:p text:style-name="P1"><text:span text:style-name="T2">Player 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68cm" svg:y1="7.35cm" svg:x2="12.557cm" svg:y2="6.461cm">
          <text:p/>
        </draw:line>
        <draw:line draw:style-name="gr1" draw:text-style-name="P1" draw:layer="layout" svg:x1="14.97cm" svg:y1="6.461cm" svg:x2="15.478cm" svg:y2="7.223cm">
          <text:p/>
        </draw:line>
        <draw:line draw:style-name="gr1" draw:text-style-name="P1" draw:layer="layout" svg:x1="14.208cm" svg:y1="6.842cm" svg:x2="15.224cm" svg:y2="10.017cm">
          <text:p/>
        </draw:line>
        <draw:line draw:style-name="gr1" draw:text-style-name="P1" draw:layer="layout" svg:x1="13.573cm" svg:y1="6.969cm" svg:x2="12.684cm" svg:y2="12.684cm">
          <text:p/>
        </draw:line>
        <draw:line draw:style-name="gr1" draw:text-style-name="P1" draw:layer="layout" svg:x1="20.939cm" svg:y1="6.842cm" svg:x2="21.701cm" svg:y2="8.747cm">
          <text:p/>
        </draw:line>
        <draw:line draw:style-name="gr1" draw:text-style-name="P1" draw:layer="layout" svg:x1="22.209cm" svg:y1="6.207cm" svg:x2="23.86cm" svg:y2="6.969cm">
          <text:p/>
        </draw:line>
        <draw:line draw:style-name="gr1" draw:text-style-name="P1" draw:layer="layout" svg:x1="20.177cm" svg:y1="6.715cm" svg:x2="19.288cm" svg:y2="11.668cm">
          <text:p/>
        </draw:line>
        <draw:line draw:style-name="gr1" draw:text-style-name="P1" draw:layer="layout" svg:x1="25.257cm" svg:y1="9.255cm" svg:x2="25.384cm" svg:y2="17.764cm">
          <text:p/>
        </draw:line>
        <draw:line draw:style-name="gr1" draw:text-style-name="P1" draw:layer="layout" svg:x1="22.209cm" svg:y1="11.414cm" svg:x2="22.59cm" svg:y2="14.97cm">
          <text:p/>
        </draw:line>
        <draw:line draw:style-name="gr1" draw:text-style-name="P1" draw:layer="layout" svg:x1="19.161cm" svg:y1="14.489cm" svg:x2="19.034cm" svg:y2="15.124cm">
          <text:p/>
        </draw:line>
        <draw:custom-shape draw:style-name="gr11" draw:text-style-name="P3" draw:layer="layout" svg:width="3.175cm" svg:height="2.794cm" svg:x="8.634cm" svg:y="17.329cm">
          <text:p text:style-name="P1"><text:span text:style-name="T2">Reduction</text:span></text:p>
          <text:p text:style-name="P1"><text:span text:style-name="T2">Engine</text:span></text:p>
          <text:p text:style-name="P1"><text:span text:style-name="T2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175cm" svg:height="2.794cm" svg:x="10.398cm" svg:y="17.383cm">
          <text:p text:style-name="P1"><text:span text:style-name="T2">Reduction</text:span></text:p>
          <text:p text:style-name="P1"><text:span text:style-name="T2">Engine</text:span></text:p>
          <text:p text:style-name="P1"><text:span text:style-name="T2">Wo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3cm" svg:y1="15.478cm" svg:x2="12.303cm" svg:y2="17.51cm">
          <text:p/>
        </draw:line>
        <draw:line draw:style-name="gr1" draw:text-style-name="P1" draw:layer="layout" svg:x1="11.541cm" svg:y1="15.351cm" svg:x2="10.652cm" svg:y2="17.383cm">
          <text:p/>
        </draw:line>
        <draw:line draw:style-name="gr1" draw:text-style-name="P1" draw:layer="layout" svg:x1="13.319cm" svg:y1="15.351cm" svg:x2="13.827cm" svg:y2="17.256cm">
          <text:p/>
        </draw:line>
        <draw:line draw:style-name="gr1" draw:text-style-name="P1" draw:layer="layout" svg:x1="13.827cm" svg:y1="3.132cm" svg:x2="13.827cm" svg:y2="4.148cm">
          <text:p/>
        </draw:line>
        <draw:frame draw:style-name="gr15" draw:layer="layout" svg:width="9.144cm" svg:height="2.155cm" svg:x="17.637cm" svg:y="1.508cm">
          <draw:text-box>
            <text:p>Hangman Supervision Tr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4T19:36:47.739285073</meta:creation-date>
    <dc:date>2016-08-27T20:07:34.435193575</dc:date>
    <dc:creator>bibek </dc:creator>
    <meta:editing-duration>PT33M41S</meta:editing-duration>
    <meta:editing-cycles>16</meta:editing-cycles>
    <meta:generator>LibreOffice/4.2.8.2$Linux_X86_64 LibreOffice_project/420m0$Build-2</meta:generator>
    <meta:document-statistic meta:object-count="42"/>
  </office:meta>
</office:document-meta>
</file>